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44000007FC898B407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383d3c"/>
    </style:style>
    <style:style style:name="gr1" style:family="graphic">
      <style:graphic-properties loext:decorative="false"/>
    </style:style>
    <style:style style:name="gr2" style:family="graphic" style:parent-style-name="standard">
      <style:graphic-properties draw:stroke="solid" svg:stroke-width="0.212cm" svg:stroke-color="#ffffff" draw:marker-start-width="0.439cm" draw:marker-end-width="0.439cm" svg:stroke-opacity="100%" draw:stroke-linejoin="miter" draw:fill="none" fo:padding-top="0.231cm" fo:padding-bottom="0.231cm" fo:padding-left="0.356cm" fo:padding-right="0.356cm" loext:decorative="fals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4.24cm" fo:min-width="3.99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17.881cm, 55.32cm, 30.89cm, 0cm)" style:mirror="none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33.33cm, 0.965cm, 14.476cm, 55.52cm)" style:mirror="none" loext:decorative="false"/>
    </style:style>
    <style:style style:name="gr6" style:family="graphic" style:parent-style-name="objectwithoutfill">
      <style:graphic-properties svg:stroke-width="0.212cm" svg:stroke-color="#ffffff" draw:marker-start="" draw:marker-start-width="0.518cm" draw:marker-end="" draw:marker-end-width="0.518cm" draw:fill="none" draw:textarea-vertical-align="middle" fo:padding-top="0.231cm" fo:padding-bottom="0.231cm" fo:padding-left="0.356cm" fo:padding-right="0.356cm" loext:decorative="fals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389cm" fo:min-width="0.45cm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draw:image-opacity="30%" style:mirror="none" loext:decorative="false"/>
    </style:style>
    <style:style style:name="P1" style:family="paragraph">
      <loext:graphic-properties draw:fill="none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path draw:style-name="gr2" draw:text-style-name="P1" draw:layer="layout" svg:width="6.894cm" svg:height="0.849cm" draw:transform="rotate (0.346971455296473) translate (28.7487475573279cm 15.7033994820075cm)" svg:viewBox="0 0 6895 850" svg:d="M0 544c199-176 340-577 594-525 257 51 628 836 944 831 319-2 644-850 967-850 321 0 642 847 961 848 321 0 642-842 959-845 316-2 631 827 942 830 310 3 667-765 921-812 255-46 404 357 607 534">
            <text:p/>
          </draw:path>
          <draw:path draw:style-name="gr2" draw:text-style-name="P1" draw:layer="layout" svg:width="6.894cm" svg:height="0.849cm" draw:transform="rotate (-2.79462119829332) translate (41.8085166611463cm 11.8848485847494cm)" svg:viewBox="0 0 6895 850" svg:d="M6895 544c-199-176-340-577-594-525-257 51-628 836-945 831-318-2-643-850-966-850-321 0-642 847-961 848-321 0-642-842-959-845-317-2-631 827-942 830s-667-765-921-812c-255-46-404 357-607 534">
            <text:p/>
          </draw:path>
        </draw:g>
        <draw:g draw:style-name="gr1">
          <draw:path draw:style-name="gr2" draw:text-style-name="P1" draw:layer="layout" svg:width="6.894cm" svg:height="0.849cm" draw:transform="rotate (1.5707963267949) translate (14.3484587100526cm 23.0909471789486cm)" svg:viewBox="0 0 6895 850" svg:d="M6895 544c-199-176-340-577-594-525-257 51-628 836-945 831-318-2-643-850-966-850-321 0-642 847-961 848-321 0-642-842-959-845-317-2-631 827-942 830s-667-765-921-812c-255-46-404 357-607 534">
            <text:p/>
          </draw:path>
          <draw:path draw:style-name="gr2" draw:text-style-name="P1" draw:layer="layout" svg:width="6.894cm" svg:height="0.849cm" draw:transform="rotate (-1.5707963267949) translate (15.1984587100526cm 22.8812648799514cm)" svg:viewBox="0 0 6895 850" svg:d="M0 544c199-176 340-577 594-525 257 51 628 836 944 831 319-2 644-850 967-850 321 0 642 847 961 848 321 0 642-842 959-845 316-2 631 827 942 830 310 3 667-765 921-812 255-46 404 357 607 534">
            <text:p/>
          </draw:path>
        </draw:g>
        <draw:custom-shape draw:style-name="gr3" draw:text-style-name="P2" draw:layer="layout" svg:width="6.35cm" svg:height="6.35cm" svg:x="11.808cm" svg:y="27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4.893cm" svg:height="3.492cm" svg:x="3.198cm" svg:y="14.609cm">
          <draw:image xlink:href="Pictures/1000000100000944000007FC898B4071.png" xlink:type="simple" xlink:show="embed" xlink:actuate="onLoad" draw:mime-type="image/png">
            <text:p/>
          </draw:image>
        </draw:frame>
        <draw:frame draw:style-name="gr5" draw:text-style-name="P1" draw:layer="layout" svg:width="4.126cm" svg:height="4.127cm" svg:x="41.911cm" svg:y="9.212cm">
          <draw:image xlink:href="Pictures/1000000100000944000007FC898B4071.png" xlink:type="simple" xlink:show="embed" xlink:actuate="onLoad" draw:mime-type="image/png">
            <text:p/>
          </draw:image>
        </draw:frame>
        <draw:line draw:style-name="gr6" draw:text-style-name="P3" draw:layer="layout" svg:x1="28.893cm" svg:y1="16.196cm" svg:x2="41.855cm" svg:y2="26.927cm">
          <text:p/>
        </draw:line>
        <draw:frame draw:style-name="gr4" draw:text-style-name="P1" draw:layer="layout" svg:width="4.893cm" svg:height="3.492cm" svg:x="40.828cm" svg:y="26.037cm">
          <draw:image xlink:href="Pictures/1000000100000944000007FC898B4071.png" xlink:type="simple" xlink:show="embed" xlink:actuate="onLoad" draw:mime-type="image/png">
            <text:p/>
          </draw:image>
        </draw:frame>
        <draw:line draw:style-name="gr6" draw:text-style-name="P3" draw:layer="layout" svg:x1="28.894cm" svg:y1="16.197cm" svg:x2="41.856cm" svg:y2="26.928cm">
          <text:p/>
        </draw:line>
        <draw:line draw:style-name="gr6" draw:text-style-name="P3" draw:layer="layout" svg:x1="6.986cm" svg:y1="16.196cm" svg:x2="28.893cm" svg:y2="16.196cm">
          <text:p/>
        </draw:line>
        <draw:custom-shape draw:style-name="gr7" draw:text-style-name="P2" draw:layer="layout" svg:width="1.899cm" svg:height="1.916cm" draw:transform="rotate (-1.5707963267949) translate (26.047cm 15.25cm)">
          <text:p/>
          <draw:enhanced-geometry svg:viewBox="0 0 21600 21600" draw:glue-points="?f0 0 ?f1 10800 0 21600 10800 21600 21600 21600 ?f7 10800" draw:text-areas="?f1 10800 ?f2 18000 ?f3 7200 ?f4 21600" draw:type="isosceles-triangle" draw:modifiers="10549.23258559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1.899cm" svg:height="1.916cm" draw:transform="rotate (-2.35619449019235) translate (36.513cm 21.361cm)">
          <text:p/>
          <draw:enhanced-geometry svg:viewBox="0 0 21600 21600" draw:glue-points="?f0 0 ?f1 10800 0 21600 10800 21600 21600 21600 ?f7 10800" draw:text-areas="?f1 10800 ?f2 18000 ?f3 7200 ?f4 21600" draw:type="isosceles-triangle" draw:modifiers="10549.23258559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1.899cm" svg:height="1.916cm" draw:transform="rotate (-1.5707963267949) translate (12.096cm 15.25cm)">
          <text:p/>
          <draw:enhanced-geometry svg:viewBox="0 0 21600 21600" draw:glue-points="?f0 0 ?f1 10800 0 21600 10800 21600 21600 21600 ?f7 10800" draw:text-areas="?f1 10800 ?f2 18000 ?f3 7200 ?f4 21600" draw:type="isosceles-triangle" draw:modifiers="10549.23258559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" draw:style-name="dp2" draw:master-page-name="Default">
        <draw:frame draw:style-name="gr8" draw:text-style-name="P1" draw:layer="layout" svg:width="41.3cm" svg:height="35.585cm" svg:x="3.785cm" svg:y="3.151cm">
          <draw:image xlink:href="Pictures/1000000100000944000007FC898B4071.png" xlink:type="simple" xlink:show="embed" xlink:actuate="onLoad" draw:mime-type="image/png">
            <text:p/>
          </draw:image>
        </draw:frame>
        <draw:g draw:style-name="gr1">
          <draw:path draw:style-name="gr2" draw:text-style-name="P1" draw:layer="layout" svg:width="6.894cm" svg:height="0.849cm" draw:transform="rotate (0.346971455296473) translate (28.7477475573279cm 15.7013994820075cm)" svg:viewBox="0 0 6895 850" svg:d="M0 544c199-176 340-577 594-525 257 51 628 836 944 831 319-2 644-850 967-850 321 0 642 847 961 848 321 0 642-842 959-845 316-2 631 827 942 830 310 3 667-765 921-812 255-46 404 357 607 534">
            <text:p/>
          </draw:path>
          <draw:path draw:style-name="gr2" draw:text-style-name="P1" draw:layer="layout" svg:width="6.894cm" svg:height="0.849cm" draw:transform="rotate (-2.79462119829332) translate (41.8075166611463cm 11.8828485847494cm)" svg:viewBox="0 0 6895 850" svg:d="M6895 544c-199-176-340-577-594-525-257 51-628 836-945 831-318-2-643-850-966-850-321 0-642 847-961 848-321 0-642-842-959-845-317-2-631 827-942 830s-667-765-921-812c-255-46-404 357-607 534">
            <text:p/>
          </draw:path>
        </draw:g>
        <draw:g draw:style-name="gr1">
          <draw:path draw:style-name="gr2" draw:text-style-name="P1" draw:layer="layout" svg:width="6.894cm" svg:height="0.849cm" draw:transform="rotate (1.5707963267949) translate (14.3474587100526cm 23.0889471789486cm)" svg:viewBox="0 0 6895 850" svg:d="M6895 544c-199-176-340-577-594-525-257 51-628 836-945 831-318-2-643-850-966-850-321 0-642 847-961 848-321 0-642-842-959-845-317-2-631 827-942 830s-667-765-921-812c-255-46-404 357-607 534">
            <text:p/>
          </draw:path>
          <draw:path draw:style-name="gr2" draw:text-style-name="P1" draw:layer="layout" svg:width="6.894cm" svg:height="0.849cm" draw:transform="rotate (-1.5707963267949) translate (15.1974587100526cm 22.8792648799514cm)" svg:viewBox="0 0 6895 850" svg:d="M0 544c199-176 340-577 594-525 257 51 628 836 944 831 319-2 644-850 967-850 321 0 642 847 961 848 321 0 642-842 959-845 316-2 631 827 942 830 310 3 667-765 921-812 255-46 404 357 607 534">
            <text:p/>
          </draw:path>
        </draw:g>
        <draw:custom-shape draw:style-name="gr3" draw:text-style-name="P2" draw:layer="layout" svg:width="6.35cm" svg:height="6.35cm" svg:x="11.807cm" svg:y="27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4.893cm" svg:height="3.492cm" svg:x="3.197cm" svg:y="14.607cm">
          <draw:image xlink:href="Pictures/1000000100000944000007FC898B4071.png" xlink:type="simple" xlink:show="embed" xlink:actuate="onLoad" draw:mime-type="image/png">
            <text:p/>
          </draw:image>
        </draw:frame>
        <draw:frame draw:style-name="gr5" draw:text-style-name="P1" draw:layer="layout" svg:width="4.126cm" svg:height="4.127cm" svg:x="41.91cm" svg:y="9.21cm">
          <draw:image xlink:href="Pictures/1000000100000944000007FC898B4071.png" xlink:type="simple" xlink:show="embed" xlink:actuate="onLoad" draw:mime-type="image/png">
            <text:p/>
          </draw:image>
        </draw:frame>
        <draw:line draw:style-name="gr6" draw:text-style-name="P3" draw:layer="layout" svg:x1="28.892cm" svg:y1="16.194cm" svg:x2="41.854cm" svg:y2="26.925cm">
          <text:p/>
        </draw:line>
        <draw:frame draw:style-name="gr4" draw:text-style-name="P1" draw:layer="layout" svg:width="4.893cm" svg:height="3.492cm" svg:x="40.827cm" svg:y="26.035cm">
          <draw:image xlink:href="Pictures/1000000100000944000007FC898B4071.png" xlink:type="simple" xlink:show="embed" xlink:actuate="onLoad" draw:mime-type="image/png">
            <text:p/>
          </draw:image>
        </draw:frame>
        <draw:line draw:style-name="gr6" draw:text-style-name="P3" draw:layer="layout" svg:x1="28.893cm" svg:y1="16.195cm" svg:x2="41.855cm" svg:y2="26.926cm">
          <text:p/>
        </draw:line>
        <draw:line draw:style-name="gr6" draw:text-style-name="P3" draw:layer="layout" svg:x1="6.985cm" svg:y1="16.194cm" svg:x2="28.892cm" svg:y2="16.194cm">
          <text:p/>
        </draw:line>
        <draw:custom-shape draw:style-name="gr7" draw:text-style-name="P2" draw:layer="layout" svg:width="1.899cm" svg:height="1.916cm" draw:transform="rotate (-1.5707963267949) translate (26.046cm 15.248cm)">
          <text:p/>
          <draw:enhanced-geometry svg:viewBox="0 0 21600 21600" draw:glue-points="?f0 0 ?f1 10800 0 21600 10800 21600 21600 21600 ?f7 10800" draw:text-areas="?f1 10800 ?f2 18000 ?f3 7200 ?f4 21600" draw:type="isosceles-triangle" draw:modifiers="10549.23258559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1.899cm" svg:height="1.916cm" draw:transform="rotate (-2.35619449019235) translate (36.512cm 21.359cm)">
          <text:p/>
          <draw:enhanced-geometry svg:viewBox="0 0 21600 21600" draw:glue-points="?f0 0 ?f1 10800 0 21600 10800 21600 21600 21600 ?f7 10800" draw:text-areas="?f1 10800 ?f2 18000 ?f3 7200 ?f4 21600" draw:type="isosceles-triangle" draw:modifiers="10549.23258559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1.899cm" svg:height="1.916cm" draw:transform="rotate (-1.5707963267949) translate (12.095cm 15.248cm)">
          <text:p/>
          <draw:enhanced-geometry svg:viewBox="0 0 21600 21600" draw:glue-points="?f0 0 ?f1 10800 0 21600 10800 21600 21600 21600 ?f7 10800" draw:text-areas="?f1 10800 ?f2 18000 ?f3 7200 ?f4 21600" draw:type="isosceles-triangle" draw:modifiers="10549.23258559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8.895cm" fo:page-height="32.3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4:50:28.427642658</meta:creation-date>
    <dc:date>2025-03-13T15:23:34.753655555</dc:date>
    <meta:editing-duration>PT17M34S</meta:editing-duration>
    <meta:editing-cycles>6</meta:editing-cycles>
    <meta:generator>LibreOffice/24.2.7.2$Linux_X86_64 LibreOffice_project/420$Build-2</meta:generator>
    <meta:document-statistic meta:object-count="33"/>
  </office:meta>
</office:document-meta>
</file>